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439a" officeooo:paragraph-rsid="0003439a"/>
    </style:style>
    <style:style style:name="P2" style:family="paragraph" style:parent-style-name="Standard">
      <style:text-properties officeooo:rsid="0003439a" officeooo:paragraph-rsid="0003439a" fo:background-color="transparent"/>
    </style:style>
    <style:style style:name="P3" style:family="paragraph" style:parent-style-name="Standard">
      <style:text-properties officeooo:rsid="0005f968" officeooo:paragraph-rsid="0005f968" fo:background-color="transparent"/>
    </style:style>
    <style:style style:name="P4" style:family="paragraph" style:parent-style-name="Standard">
      <style:text-properties officeooo:paragraph-rsid="00042ec6"/>
    </style:style>
    <style:style style:name="P5" style:family="paragraph" style:parent-style-name="Standard">
      <style:text-properties officeooo:rsid="00042ec6" officeooo:paragraph-rsid="00042ec6"/>
    </style:style>
    <style:style style:name="P6" style:family="paragraph" style:parent-style-name="Standard">
      <style:text-properties officeooo:paragraph-rsid="0005f968"/>
    </style:style>
    <style:style style:name="P7" style:family="paragraph" style:parent-style-name="Standard">
      <style:text-properties officeooo:rsid="0005f968" officeooo:paragraph-rsid="0005f968"/>
    </style:style>
    <style:style style:name="P8" style:family="paragraph" style:parent-style-name="Text_20_body">
      <style:text-properties officeooo:paragraph-rsid="00042ec6"/>
    </style:style>
    <style:style style:name="P9" style:family="paragraph" style:parent-style-name="Text_20_body">
      <style:text-properties officeooo:rsid="00042ec6" officeooo:paragraph-rsid="00042ec6"/>
    </style:style>
    <style:style style:name="P10" style:family="paragraph" style:parent-style-name="Text_20_body">
      <style:text-properties officeooo:rsid="0005f968" officeooo:paragraph-rsid="0005f968"/>
    </style:style>
    <style:style style:name="P11" style:family="paragraph" style:parent-style-name="Text_20_body">
      <style:text-properties officeooo:paragraph-rsid="0005f968"/>
    </style:style>
    <style:style style:name="T1" style:family="text">
      <style:text-properties officeooo:rsid="00042ec6"/>
    </style:style>
    <style:style style:name="T2" style:family="text">
      <style:text-properties officeooo:rsid="0005f96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ext:span text:style-name="T2">a</text:span> Methode <text:span text:style-name="T2">KANBAN</text:span></text:p>
      <text:p text:style-name="P1"/>
      <text:p text:style-name="P7">1/ Historique de la méthode :</text:p>
      <text:p text:style-name="P7"/>
      <text:p text:style-name="P2"><text:bookmark text:name="hs_cos_wrapper_post_body"/>La méthodologie Kanban est issue de l'industrie automobile au Japon</text:p>
      <text:p text:style-name="P2"><text:bookmark text:name="hs_cos_wrapper_post_body1"/>Elle a été créée par Taiichi Ōno pour Toyota en 1950</text:p>
      <text:p text:style-name="P1">pour boosté la production de toyata pour etre compétitf avec les entreprises Américaines</text:p>
      <text:p text:style-name="P4"><text:span text:style-name="T1">L’approche KANBAN est inspirée de l’approche lean qui vise </text:span><text:bookmark text:name="hs_cos_wrapper_post_body2"/><text:span text:style-name="Strong_20_Emphasis">la lutte contre le gaspillage en éliminant toute les activités non rentables de l'entreprise</text:span>.</text:p>
      <text:p text:style-name="P7"/>
      <text:p text:style-name="P7">2/Principe de la méthode Kanban</text:p>
      <text:p text:style-name="P7"/>
      <text:p text:style-name="P4"><text:span text:style-name="T1">Donc la méthode kanban consiste a</text:span><text:bookmark text:name="hs_cos_wrapper_post_body3"/><text:span text:style-name="T1"> :</text:span></text:p>
      <text:p text:style-name="P11"><text:bookmark text:name="hs_cos_wrapper_post_body4"/>-Réduire les coûts de production</text:p>
      <text:p text:style-name="P11">-Eviter la surproduction </text:p>
      <text:p text:style-name="P8">-Diminuer les délais </text:p>
      <text:p text:style-name="P8">-Produire avec la meilleure qualité possible </text:p>
      <text:p text:style-name="P9">C’est une méthode de gestion des stocks qui permet de produire sur demande le but étant d’équilibrer la production et la demande</text:p>
      <text:p text:style-name="P5"><text:bookmark text:name="hs_cos_wrapper_post_body5"/>Contrairement à la plupart des entreprises qui opte pour un système à flux poussés</text:p>
      <text:p text:style-name="P9">(ne prenant pas en compte la demande des client<text:span text:style-name="T2">s</text:span>)</text:p>
      <text:p text:style-name="P6"><text:bookmark text:name="hs_cos_wrapper_post_body7"/><text:span text:style-name="Strong_20_Emphasis">la méthode du Kanban impose un système à flux tiré</text:span></text:p>
      <text:p text:style-name="P10"><text:bookmark text:name="hs_cos_wrapper_post_body6"/>Il s’agit donc de produire un produit commandé en quantité demandé par le consommateur</text:p>
      <text:p text:style-name="P3"><text:bookmark text:name="hs_cos_wrapper_post_body8"/>Il faut donc limiter la production d'un poste en amont d'une chaîne de travail aux besoins exacts du poste en aval. Le poste le plus en aval ne doit produire que pour répondre à la demande des clients. Le système Kanban est donc le système d'information qui permet de faire remonter rapidement les besoins de la fin de la chaîne de production au début de la chaîne de production.</text:p>
      <text:p text:style-name="P3"/>
      <text:p text:style-name="P3"><text:bookmark text:name="hs_cos_wrapper_post_body9"/>L'approche Kanban permet de contrôler visuellement le flux de travail. <text:span text:style-name="Strong_20_Emphasis">Il s'agit d'observer la façon de travailler de l’entreprise afin de l’améliorer par la suite</text:span>.</text:p>
      <text:p text:style-name="P3"/>
      <text:p text:style-name="P3"><text:bookmark text:name="hs_cos_wrapper_post_body10"/>cette méthode flexible permet à l'équipe de suspendre à tout moment le processus de production afin de résoudre un problème bloquant ou une urgence.</text:p>
      <text:p text:style-name="P3"/>
      <text:p text:style-name="P10"/>
      <text:p text:style-name="P4"/>
      <text:p text:style-name="P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5T09:17:37.551862001</meta:creation-date>
    <dc:date>2020-06-25T09:44:15.380532874</dc:date>
    <meta:editing-duration>PT6M17S</meta:editing-duration>
    <meta:editing-cycles>1</meta:editing-cycles>
    <meta:document-statistic meta:table-count="0" meta:image-count="0" meta:object-count="0" meta:page-count="1" meta:paragraph-count="21" meta:word-count="282" meta:character-count="1681" meta:non-whitespace-character-count="1415"/>
    <meta:generator>LibreOffice/6.4.4.2$Linux_X86_64 LibreOffice_project/706abf8817d63c225da2eaeb9c9523a7d4d3595c</meta:generator>
  </office:meta>
</office:document-meta>
</file>